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overline{overline{Q} cdot overline{S}} newline
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(n-1)} cdot overline{R}+S newline newline

overline{Q}=overline{Q cdot overline{R}} newline
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(n-1)}} cdot overline{S}+R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17:30.875615558</meta:creation-date>
    <meta:generator>LibreOffice/7.6.4.1$Linux_X86_64 LibreOffice_project/60$Build-1</meta:generator>
    <dc:date>2024-03-06T19:54:18.276448443</dc:date>
    <meta:editing-duration>PT4M44S</meta:editing-duration>
    <meta:editing-cycles>4</meta:editing-cycles>
  </office:meta>
</office:document-meta>
</file>